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CreatorTest_default_double.test_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del.Model( @ JSONField ( name = "id" ) double id , @ JSONField ( name = "name" )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